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319cm" fo:min-width="9.814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8.224cm" fo:min-width="9.81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26cm" fo:min-width="10.8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616cm" fo:min-width="10.52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9cm"/>
    </style:style>
    <style:style style:name="gr6" style:family="graphic" style:parent-style-name="standard">
      <style:graphic-properties svg:stroke-color="#000000" draw:fill-color="#ffff6d" draw:textarea-horizontal-align="justify" draw:textarea-vertical-align="middle" draw:auto-grow-height="false" fo:min-height="5.805cm" fo:min-width="4.673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62cm" fo:min-width="1.5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8cm"/>
    </style:style>
    <style:style style:name="gr9" style:family="graphic" style:parent-style-name="standard">
      <style:graphic-properties svg:stroke-color="#000000" draw:fill-color="#ff6d6d" draw:textarea-horizontal-align="justify" draw:textarea-vertical-align="middle" draw:auto-grow-height="false" fo:min-height="5.805cm" fo:min-width="4.673cm"/>
      <style:paragraph-properties style:writing-mode="lr-tb"/>
    </style:style>
    <style:style style:name="gr1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44cm" fo:min-width="1.781cm"/>
      <style:paragraph-properties style:writing-mode="lr-tb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32cm" fo:min-width="4.32cm"/>
      <style:paragraph-properties style:writing-mode="lr-tb"/>
    </style:style>
    <style:style style:name="gr12" style:family="graphic" style:parent-style-name="standard">
      <style:graphic-properties svg:stroke-color="#000000" draw:fill="gradient" draw:fill-color="#ffffff" draw:fill-gradient-name="Gradient_20_18" draw:textarea-horizontal-align="justify" draw:textarea-vertical-align="middle" draw:auto-grow-height="false" fo:min-height="0.331cm" fo:min-width="4.659cm"/>
      <style:paragraph-properties style:writing-mode="lr-tb"/>
    </style:style>
    <style:style style:name="gr13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414cm" fo:min-width="1.761cm"/>
      <style:paragraph-properties style:writing-mode="lr-tb"/>
    </style:style>
    <style:style style:name="gr14" style:family="graphic" style:parent-style-name="standard">
      <style:graphic-properties svg:stroke-color="#000000" draw:fill="gradient" draw:fill-color="#ffffff" draw:fill-gradient-name="Gradient_20_23" draw:textarea-horizontal-align="justify" draw:textarea-vertical-align="middle" draw:auto-grow-height="false" fo:min-height="0.331cm" fo:min-width="4.659cm"/>
      <style:paragraph-properties style:writing-mode="lr-tb"/>
    </style:style>
    <style:style style:name="gr15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0.334cm" fo:min-width="4.3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455cm" fo:min-width="2.234cm"/>
      <style:paragraph-properties style:writing-mode="lr-tb"/>
    </style:style>
    <style:style style:name="gr17" style:family="graphic" style:parent-style-name="standard">
      <style:graphic-properties svg:stroke-color="#000000" draw:fill-color="#ff6d6d" draw:textarea-horizontal-align="justify" draw:textarea-vertical-align="middle" draw:auto-grow-height="false" fo:min-height="2.455cm" fo:min-width="2.234cm"/>
      <style:paragraph-properties style:writing-mode="lr-tb"/>
    </style:style>
    <style:style style:name="gr18" style:family="graphic" style:parent-style-name="standard">
      <style:graphic-properties svg:stroke-color="#000000" draw:fill-color="#ffff6d" draw:textarea-horizontal-align="justify" draw:textarea-vertical-align="middle" draw:auto-grow-height="false" fo:min-height="2.455cm" fo:min-width="2.234cm"/>
      <style:paragraph-properties style:writing-mode="lr-tb"/>
    </style:style>
    <style:style style:name="gr19" style:family="graphic" style:parent-style-name="standard">
      <style:graphic-properties svg:stroke-color="#000000" draw:fill-color="#bf819e" draw:textarea-horizontal-align="justify" draw:textarea-vertical-align="middle" draw:auto-grow-height="false" fo:min-height="2.455cm" fo:min-width="2.234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03cm" fo:min-width="6.485cm"/>
      <style:paragraph-properties style:writing-mode="lr-tb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/>
    </style:style>
    <style:style style:name="P5" style:family="paragraph">
      <loext:graphic-properties draw:fill-color="#ffff6d"/>
      <style:paragraph-properties fo:text-align="center"/>
      <style:text-properties fo:font-size="12pt"/>
    </style:style>
    <style:style style:name="P6" style:family="paragraph">
      <loext:graphic-properties draw:fill-color="#ff6d6d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gradient" draw:fill-color="#ffffff" draw:fill-gradient-name="Gradient_20_18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gradient" draw:fill-color="#ffffff" draw:fill-gradient-name="Pastel_20_Bouquet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gradient" draw:fill-color="#ffffff" draw:fill-gradient-name="Gradient_20_23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972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6d6d"/>
      <style:paragraph-properties fo:text-align="center"/>
    </style:style>
    <style:style style:name="P14" style:family="paragraph">
      <loext:graphic-properties draw:fill-color="#ffff6d"/>
      <style:paragraph-properties fo:text-align="center"/>
    </style:style>
    <style:style style:name="P15" style:family="paragraph">
      <loext:graphic-properties draw:fill-color="#bf819e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9.685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43cm" svg:height="19.59cm" svg:x="15.5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33cm" svg:height="16.51cm" svg:x="1.05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cm" svg:height="16.51cm" svg:x="15.605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019cm" svg:height="11.113cm" svg:x="1.193cm" svg:y="7.86cm">
          <text:p text:style-name="P1"><text:line-break/><text:line-break/>AIRport Databas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2.447cm" svg:height="3.443cm" svg:x="1.482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4" draw:layer="layout" svg:width="2.447cm" svg:height="3.443cm" svg:x="3.986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draw:layer="layout" svg:width="5.173cm" svg:height="6.055cm" svg:x="1.411cm" svg:y="11.482cm">
          <text:p text:style-name="P1"><text:span text:style-name="T1"><text:line-break/></text:span><text:span text:style-name="T1">App A Schem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85cm" svg:height="4.988cm" svg:x="1.483cm" svg:y="12.439cm">
          <text:p text:style-name="P1"><text:span text:style-name="T3"><text:line-break/></text:span><text:span text:style-name="T3">A__TABLE_I <text:s text:c="3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4" draw:layer="layout" svg:width="2.485cm" svg:height="4.988cm" svg:x="4.027cm" svg:y="12.439cm">
          <text:p text:style-name="P1"><text:span text:style-name="T3"><text:line-break/></text:span><text:span text:style-name="T3">A__TABLE_II <text:s text:c="3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4" draw:layer="layout" svg:width="2.447cm" svg:height="3.443cm" svg:x="6.896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4" draw:layer="layout" svg:width="2.446cm" svg:height="3.443cm" svg:x="9.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6" draw:layer="layout" svg:width="5.173cm" svg:height="6.055cm" svg:x="6.825cm" svg:y="11.482cm">
          <text:p text:style-name="P1"><text:span text:style-name="T1"><text:line-break/></text:span><text:span text:style-name="T1">App B Schem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85cm" svg:height="4.988cm" svg:x="6.897cm" svg:y="12.439cm">
          <text:p text:style-name="P1"><text:span text:style-name="T3"><text:line-break/></text:span><text:span text:style-name="T3">B__TABLE_I <text:s text:c="3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4" draw:layer="layout" svg:width="2.485cm" svg:height="4.988cm" svg:x="9.44cm" svg:y="12.439cm">
          <text:p text:style-name="P1"><text:span text:style-name="T3"><text:line-break/></text:span><text:span text:style-name="T3">B__TABLE_II <text:s text:c="2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8" draw:layer="layout" svg:width="2.478cm" svg:height="0.791cm" svg:x="1.482cm" svg:y="13.431cm">
          <text:p text:style-name="P7"><text:span text:style-name="T4">Repository A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5.013cm" svg:height="0.774cm" svg:x="1.5cm" svg:y="14.222cm">
          <text:p text:style-name="P7"><text:span text:style-name="T4">Repository A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9" xml:id="id1" draw:id="id1" draw:layer="layout" svg:width="5.352cm" svg:height="0.773cm" svg:x="4.021cm" svg:y="14.996cm">
          <text:p text:style-name="P7"><text:span text:style-name="T4">Repository B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xml:id="id3" draw:id="id3" draw:layer="layout" svg:width="2.482cm" svg:height="0.884cm" svg:x="6.902cm" svg:y="15.769cm">
          <text:p text:style-name="P7"><text:span text:style-name="T4">Repository B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1.019cm" svg:height="11.113cm" svg:x="15.748cm" svg:y="7.834cm">
          <text:p text:style-name="P1"><text:line-break/><text:line-break/>AIRport Databas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2.447cm" svg:height="3.443cm" svg:x="16.037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4" draw:layer="layout" svg:width="2.447cm" svg:height="3.443cm" svg:x="18.541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draw:layer="layout" svg:width="5.173cm" svg:height="6.055cm" svg:x="15.966cm" svg:y="11.456cm">
          <text:p text:style-name="P1"><text:span text:style-name="T1"><text:line-break/></text:span><text:span text:style-name="T1">App A Schem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85cm" svg:height="4.988cm" svg:x="16.038cm" svg:y="12.413cm">
          <text:p text:style-name="P1"><text:span text:style-name="T3"><text:line-break/></text:span><text:span text:style-name="T3">A__TABLE_I <text:s text:c="3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4" draw:layer="layout" svg:width="2.485cm" svg:height="4.988cm" svg:x="18.582cm" svg:y="12.413cm">
          <text:p text:style-name="P1"><text:span text:style-name="T3"><text:line-break/></text:span><text:span text:style-name="T3">A__TABLE_II <text:s text:c="2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4" draw:layer="layout" svg:width="2.447cm" svg:height="3.443cm" svg:x="21.451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4" draw:layer="layout" svg:width="2.446cm" svg:height="3.443cm" svg:x="23.95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6" draw:layer="layout" svg:width="5.173cm" svg:height="6.055cm" svg:x="21.38cm" svg:y="11.456cm">
          <text:p text:style-name="P1"><text:span text:style-name="T1"><text:line-break/></text:span><text:span text:style-name="T1">App B Schem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85cm" svg:height="4.988cm" svg:x="21.452cm" svg:y="12.413cm">
          <text:p text:style-name="P1"><text:span text:style-name="T3"><text:line-break/></text:span><text:span text:style-name="T3">B__TABLE_I <text:s text:c="3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4" draw:layer="layout" svg:width="2.485cm" svg:height="4.988cm" svg:x="23.995cm" svg:y="12.413cm">
          <text:p text:style-name="P1"><text:span text:style-name="T3"><text:line-break/></text:span><text:span text:style-name="T3">B__TABLE_II <text:s text:c="2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1" xml:id="id2" draw:id="id2" draw:layer="layout" svg:width="5.352cm" svg:height="0.773cm" svg:x="18.574cm" svg:y="14.846cm">
          <text:p text:style-name="P7"><text:span text:style-name="T4">Repository B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xml:id="id4" draw:id="id4" draw:layer="layout" svg:width="2.482cm" svg:height="0.884cm" svg:x="21.457cm" svg:y="15.618cm">
          <text:p text:style-name="P7"><text:span text:style-name="T4">Repository B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2" draw:layer="layout" svg:width="5.012cm" svg:height="0.777cm" svg:x="21.46cm" svg:y="16.624cm">
          <text:p text:style-name="P7"><text:span text:style-name="T4">Repository C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2.952cm" svg:height="2.921cm" svg:x="2.27cm" svg:y="3.794cm">
          <text:p text:style-name="P1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3" draw:layer="layout" svg:width="2.952cm" svg:height="2.921cm" svg:x="8.208cm" svg:y="3.794cm">
          <text:p text:style-name="P1">App 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4" draw:layer="layout" svg:width="2.952cm" svg:height="2.921cm" svg:x="2.271cm" svg:y="3.794cm">
          <text:p text:style-name="P1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3" draw:layer="layout" svg:width="2.952cm" svg:height="2.921cm" svg:x="16.85cm" svg:y="3.857cm">
          <text:p text:style-name="P1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5" draw:layer="layout" svg:width="2.952cm" svg:height="2.921cm" svg:x="22.788cm" svg:y="3.857cm">
          <text:p text:style-name="P1">App 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3" draw:layer="layout" svg:width="2.952cm" svg:height="2.921cm" svg:x="16.851cm" svg:y="3.857cm">
          <text:p text:style-name="P1">App 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3" draw:layer="layout" svg:width="6.985cm" svg:height="0.953cm" svg:x="3.222cm" svg:y="1.317cm">
          <text:p text:style-name="P1">Alice’s Phone</text:p>
          <draw:enhanced-geometry svg:viewBox="0 0 21600 21600" draw:type="rectangle" draw:enhanced-path="M 0 0 L 21600 0 21600 21600 0 21600 0 0 Z N"/>
        </draw:custom-shape>
        <draw:connector draw:style-name="gr21" draw:text-style-name="P16" draw:layer="layout" draw:type="line" svg:x1="9.373cm" svg:y1="15.286cm" svg:x2="18.574cm" svg:y2="15.329cm" draw:start-shape="id1" draw:start-glue-point="9" draw:end-shape="id2" draw:end-glue-point="6" svg:d="M9373 15286l9201 43" svg:viewBox="0 0 9202 44">
          <text:p/>
        </draw:connector>
        <draw:connector draw:style-name="gr21" draw:text-style-name="P16" draw:layer="layout" draw:type="line" svg:x1="9.384cm" svg:y1="16.1cm" svg:x2="21.457cm" svg:y2="16.171cm" draw:start-shape="id3" draw:start-glue-point="9" draw:end-shape="id4" draw:end-glue-point="6" svg:d="M9384 16100l12073 71" svg:viewBox="0 0 12074 72">
          <text:p/>
        </draw:connector>
        <draw:custom-shape draw:style-name="gr20" draw:text-style-name="P3" draw:layer="layout" svg:width="6.985cm" svg:height="0.953cm" svg:x="17.622cm" svg:y="1.317cm">
          <text:p text:style-name="P1">Charlie’s Phone</text:p>
          <draw:enhanced-geometry svg:viewBox="0 0 21600 21600" draw:type="rectangle" draw:enhanced-path="M 0 0 L 21600 0 21600 21600 0 21600 0 0 Z N"/>
        </draw:custom-shape>
        <draw:line draw:style-name="gr22" draw:text-style-name="P16" draw:layer="layout" svg:x1="3.857cm" svg:y1="6.715cm" svg:x2="3.857cm" svg:y2="11.477cm">
          <text:p/>
        </draw:line>
        <draw:line draw:style-name="gr22" draw:text-style-name="P16" draw:layer="layout" svg:x1="9.572cm" svg:y1="6.715cm" svg:x2="9.572cm" svg:y2="11.477cm">
          <text:p/>
        </draw:line>
        <draw:line draw:style-name="gr22" draw:text-style-name="P16" draw:layer="layout" svg:x1="9.572cm" svg:y1="6.715cm" svg:x2="4.175cm" svg:y2="11.477cm">
          <text:p/>
        </draw:line>
        <draw:line draw:style-name="gr22" draw:text-style-name="P16" draw:layer="layout" svg:x1="18.462cm" svg:y1="6.715cm" svg:x2="18.462cm" svg:y2="11.477cm">
          <text:p/>
        </draw:line>
        <draw:line draw:style-name="gr22" draw:text-style-name="P16" draw:layer="layout" svg:x1="18.462cm" svg:y1="6.715cm" svg:x2="23.86cm" svg:y2="11.477cm">
          <text:p/>
        </draw:line>
        <draw:line draw:style-name="gr22" draw:text-style-name="P16" draw:layer="layout" svg:x1="24.177cm" svg:y1="6.715cm" svg:x2="24.177cm" svg:y2="11.4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8" draw:display-name="Gradient 18" draw:style="linear" draw:start-color="#5983b0" draw:end-color="#ff972f" draw:start-intensity="100%" draw:end-intensity="100%" draw:angle="30deg" draw:border="0%"/>
    <draw:gradient draw:name="Gradient_20_23" draw:display-name="Gradient 23" draw:style="linear" draw:start-color="#729fcf" draw:end-color="#ff972f" draw:start-intensity="100%" draw:end-intensity="100%" draw:angle="30deg" draw:border="0%"/>
    <draw:gradient draw:name="Gradient_20_28" draw:display-name="Gradient 28" draw:style="linear" draw:start-color="#8bb0d9" draw:end-color="#ffac59" draw:start-intensity="100%" draw:end-intensity="100%" draw:angle="30deg" draw:border="0%"/>
    <draw:gradient draw:name="Gradient_20_29" draw:display-name="Gradient 29" draw:style="linear" draw:start-color="#5b7fa6" draw:end-color="#cc7926" draw:start-intensity="100%" draw:end-intensity="100%" draw:angle="30deg" draw:border="0%"/>
    <draw:gradient draw:name="Gradient_20_30" draw:display-name="Gradient 30" draw:style="linear" draw:start-color="#7499c0" draw:end-color="#ffac59" draw:start-intensity="100%" draw:end-intensity="100%" draw:angle="30deg" draw:border="0%"/>
    <draw:gradient draw:name="Gradient_20_31" draw:display-name="Gradient 31" draw:style="linear" draw:start-color="#47698d" draw:end-color="#cc7926" draw:start-intensity="100%" draw:end-intensity="100%" draw:angle="30deg" draw:border="0%"/>
    <draw:gradient draw:name="Pastel_20_Bouquet" draw:display-name="Pastel Bouquet" draw:style="linear" draw:start-color="#729fcf" draw:end-color="#ff972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15:38.499000000</meta:creation-date>
    <dc:date>2021-05-28T20:37:08.269000000</dc:date>
    <meta:editing-duration>PT50M23S</meta:editing-duration>
    <meta:editing-cycles>2</meta:editing-cycles>
    <meta:generator>LibreOffice/7.0.5.2$Windows_X86_64 LibreOffice_project/64390860c6cd0aca4beafafcfd84613dd9dfb63a</meta:generator>
    <meta:document-statistic meta:object-count="49"/>
  </office:meta>
</office:document-meta>
</file>